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1" table:number-rows-spanned="2">
            <text:p>Form</text:p>
          </table:table-cell>
          <table:table-cell table:style-name="ce1" office:value-type="string" table:number-columns-spanned="3" table:number-rows-spanned="1">
            <text:p>Status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>
            <text:p>Migra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dd_rep_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kun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kunview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nk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nk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rang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rangmstr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rangview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isup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alendar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ustncp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ustomer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ustomer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ustomize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ustpic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ustpic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taclean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livery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pt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p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tailorder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lis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kturpajak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kturpajakview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ootnote_global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ootnotef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rm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mBas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mBaseSingl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mDashboar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mIn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mLog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mMa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mOptio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mSplas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xDialogFo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xInheritErrorFo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xPageSettingsFo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xPasswordFo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xPreviewFo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xPrintDialo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xProgres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xSearchDialo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l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oup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oup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udang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udang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udangpick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ventory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ventoryview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voiceamoun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voicelis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voicprin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batan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sa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sa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tuhtempo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obdes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ual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ualrp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urnalumum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urnalumumlis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ryawan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ryawan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tegori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tegori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barugi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strep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ginDialo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unaspiutang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raca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jak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sschange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sswordDialo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yadjust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yadjustmen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nawaran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nguranggaji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nguranggaji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olis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ph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ph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ess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ject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jec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jectlap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tkp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tkp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vePreviewFo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oncileErrorFo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PSetupFo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PStatusFo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laryinpu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larylevel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laryleveldetail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larylevel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laryleveltambah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laryleveltambah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laryproses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laryrp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pp_pic_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pplier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pplier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pplierpic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gihan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nggalubah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seradd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serlist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tamaf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pviewfrm</text:p>
          </table:table-cell>
          <table:table-cell table:number-columns-repeated="3"/>
        </table:table-row>
        <table:table-row table:style-name="ro1" table:number-rows-repeated="10484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4:Sheet1.C1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n Sapoetra</meta:initial-creator>
    <meta:creation-date>2012-07-25T13:32:14</meta:creation-date>
    <dc:date>2012-07-25T14:19:52</dc:date>
    <dc:creator>Iwan Sapoetra</dc:creator>
    <meta:editing-duration>PT46M4S</meta:editing-duration>
    <meta:editing-cycles>2</meta:editing-cycles>
    <meta:generator>LibreOffice/3.5$Linux_x86 LibreOffice_project/350m1$Build-2</meta:generator>
    <meta:document-statistic meta:table-count="3" meta:cell-count="116" meta:object-count="0"/>
  </office:meta>
</office:document-meta>
</file>